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2a32ba" officeooo:paragraph-rsid="002a32ba"/>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9">Todo after Italy:</text:p>
      <text:p text:style-name="P9">- change 4flow import data file to contain random location data that I generated.</text:p>
      <text:p text:style-name="P9">- <text:span text:style-name="T13">fix reinsert operator and add reinsert operator from final exam.</text:span></text:p>
      <text:p text:style-name="P9">- <text:span text:style-name="T13">make a new operator based on greedy method. Use Objective function calculattion to calculate. cheapest place to insert an order. Keep cheapest index for pickup and delivery and in the end insert it in cheapest place.</text:span></text:p>
      <text:p text:style-name="P9">-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 <text:span text:style-name="T1">Try to add volume to problem if easy – done</text:span></text:p>
      <text:p text:style-name="P1">- <text:span text:style-name="T1">When finished add start and ending position to model for 4-flow</text:span></text:p>
      <text:p text:style-name="P1">-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1. Generate random factories</text:p>
      <text:p text:style-name="P5">2. Generate random stop locations</text:p>
      <text:p text:style-name="P5">3. Generate Vehicle node sets</text:p>
      <text:p text:style-name="P5">4. Generate Vehicle pickup-nodes</text:p>
      <text:p text:style-name="P5"><text:soft-page-break/>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5-22T01:09:55.422422937</dc:date>
    <meta:editing-duration>PT18H43M9S</meta:editing-duration>
    <meta:editing-cycles>15</meta:editing-cycles>
    <meta:generator>LibreOffice/6.0.7.3$Linux_X86_64 LibreOffice_project/00m0$Build-3</meta:generator>
    <meta:document-statistic meta:table-count="0" meta:image-count="0" meta:object-count="0" meta:page-count="2" meta:paragraph-count="57" meta:word-count="395" meta:character-count="2317" meta:non-whitespace-character-count="1969"/>
  </office:meta>
</office:document-meta>
</file>